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1.svm"/>
  <manifest:file-entry manifest:media-type="image/jpeg" manifest:full-path="Pictures/10000000000002EE000001A53BCACAD2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 fo:border="#1c1c1c"/>
    </style:style>
    <style:style style:name="gr3" style:family="graphic" style:parent-style-name="standard">
      <style:graphic-properties draw:textarea-vertical-align="middle" fo:border="#333333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vertical-align="middle" fo:border="groove #9a9494"/>
    </style:style>
    <style:style style:name="co1" style:family="table-column">
      <style:table-column-properties style:column-width="1.692cm" style:use-optimal-column-width="false"/>
    </style:style>
    <style:style style:name="co2" style:family="table-column">
      <style:table-column-properties style:column-width="1.987cm" style:use-optimal-column-width="false"/>
    </style:style>
    <style:style style:name="co3" style:family="table-column">
      <style:table-column-properties style:column-width="2.174cm" style:use-optimal-column-width="false"/>
    </style:style>
    <style:style style:name="co4" style:family="table-column">
      <style:table-column-properties style:column-width="1.8cm" style:use-optimal-column-width="false"/>
    </style:style>
    <style:style style:name="co5" style:family="table-column">
      <style:table-column-properties style:column-width="1.72cm" style:use-optimal-column-width="false"/>
    </style:style>
    <style:style style:name="co6" style:family="table-column">
      <style:table-column-properties style:column-width="2.196cm" style:use-optimal-column-width="false"/>
    </style:style>
    <style:style style:name="co7" style:family="table-column">
      <style:table-column-properties style:column-width="2.637cm" style:use-optimal-column-width="false"/>
    </style:style>
    <style:style style:name="ro1" style:family="table-row">
      <style:table-row-properties style:row-height="2.6cm"/>
    </style:style>
    <style:style style:name="ce1" style:family="table-cell">
      <style:graphic-properties draw:fill="solid" draw:fill-color="#ffcc99" style:repeat="repeat"/>
      <style:paragraph-properties fo:border="0.001cm solid #ffffff"/>
      <style:text-properties fo:font-size="12pt" style:font-size-asian="12pt" style:font-size-complex="12pt"/>
    </style:style>
    <style:style style:name="ce2" style:family="table-cell">
      <style:graphic-properties draw:fill="solid" draw:fill-color="#ffcc99" style:repeat="repeat"/>
      <style:text-properties fo:font-size="15pt" style:font-size-asian="15pt" style:font-size-complex="15pt"/>
    </style:style>
    <style:style style:name="ce3" style:family="table-cell">
      <style:graphic-properties draw:fill="solid" draw:fill-color="#ffcc99" style:repeat="repeat"/>
      <style:text-properties fo:font-size="12pt" style:font-size-asian="12pt" style:font-size-complex="12pt"/>
    </style:style>
    <style:style style:name="ce4" style:family="table-cell">
      <style:graphic-properties draw:fill="solid" draw:fill-color="#ffcc99" style:repeat="repeat"/>
      <style:text-properties fo:font-size="11pt" style:font-size-asian="11pt" style:font-size-complex="11pt"/>
    </style:style>
    <style:style style:name="ce5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ffffff"/>
      <style:text-properties fo:font-size="12pt" style:font-size-asian="12pt" style:font-size-complex="12pt"/>
    </style:style>
    <style:style style:name="ce6" style:family="table-cell">
      <style:graphic-properties draw:fill-color="#ffffff" style:repeat="repeat" fo:padding-top="0.1cm" fo:padding-bottom="0.1cm" fo:padding-left="0.1cm" fo:padding-right="0.1cm"/>
      <style:paragraph-properties fo:border="0.001cm solid #ffffff"/>
      <style:text-properties fo:font-size="12pt" style:font-size-asian="12pt" style:font-size-complex="12pt"/>
    </style:style>
    <style:style style:name="ce7" style:family="table-cell">
      <style:graphic-properties draw:fill-color="#ffffff" style:repeat="repeat" fo:padding-top="0.1cm" fo:padding-bottom="0.1cm" fo:padding-left="0.1cm" fo:padding-right="0.1cm"/>
      <style:text-properties fo:font-size="12pt" style:font-size-asian="12pt" style:font-size-complex="12pt"/>
    </style:style>
    <style:style style:name="ce8" style:family="table-cell">
      <style:graphic-properties draw:fill="solid" draw:fill-color="#ffffff" style:repeat="repeat"/>
      <style:text-properties fo:font-size="12pt" style:font-size-asian="12pt" style:font-size-complex="12pt"/>
    </style:style>
    <style:style style:name="ce9" style:family="table-cell">
      <style:graphic-properties draw:fill="solid" draw:fill-color="#ffffff" style:repeat="repeat" fo:padding-top="0.1cm" fo:padding-bottom="0.1cm" fo:padding-left="0.1cm" fo:padding-right="0.1cm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996633" style:text-line-through-style="none" fo:font-family="Arial" style:font-family-generic="swiss" style:font-pitch="variable" fo:font-size="32pt" fo:font-style="normal" style:text-underline-style="none" fo:font-weight="normal"/>
    </style:style>
    <style:style style:name="P3" style:family="paragraph">
      <style:paragraph-properties fo:text-align="center"/>
      <style:text-properties fo:color="#ff6600" style:text-line-through-style="none" fo:font-family="Arial" style:font-family-generic="swiss" style:font-pitch="variable" fo:font-size="32pt" fo:font-style="italic" style:text-underline-style="none" fo:font-weight="bold"/>
    </style:style>
    <style:style style:name="P4" style:family="paragraph">
      <style:paragraph-properties fo:text-align="center"/>
      <style:text-properties fo:color="#ff6600" style:text-line-through-style="none" fo:font-family="Arial" style:font-family-generic="swiss" style:font-pitch="variable" fo:font-size="12pt" fo:font-style="normal" style:text-underline-style="none" fo:font-weight="normal"/>
    </style:style>
    <style:style style:name="P5" style:family="paragraph">
      <style:paragraph-properties fo:text-align="start"/>
      <style:text-properties style:text-line-through-style="none" fo:font-family="Arial" style:font-family-generic="swiss" style:font-pitch="variable" fo:font-size="12pt" fo:font-style="normal" style:text-underline-style="none" fo:font-weight="normal"/>
    </style:style>
    <style:style style:name="P6" style:family="paragraph">
      <style:paragraph-properties fo:text-align="start"/>
      <style:text-properties style:text-line-through-style="none" fo:font-family="Arial" style:font-family-generic="swiss" style:font-pitch="variable" fo:font-size="12pt" fo:font-style="normal" style:text-underline-style="none" fo:font-weight="bold"/>
    </style:style>
    <style:style style:name="P7" style:family="paragraph">
      <style:paragraph-properties fo:text-align="start"/>
      <style:text-properties fo:color="#00ccff" style:text-line-through-style="none" fo:font-family="Arial" style:font-family-generic="swiss" style:font-pitch="variable" fo:font-size="20pt" fo:font-style="normal" style:text-underline-style="none" fo:font-weight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true">
          <form:form form:name="Form" form:apply-filter="true" form:command-type="table" form:control-implementation="ooo:com.sun.star.form.component.Form" office:target-frame="" xlink:href="" xlink:type="simple">
            <form:fixed-text form:name="Tanish Invoice Header" form:control-implementation="ooo:com.sun.star.form.component.FixedText" xml:id="control1" form:id="control1" form:label="NIKITH REGENCY" form:disabled="true" form:multi-line="true"/>
            <form:fixed-text form:name="Tanish Invoice Header" form:control-implementation="ooo:com.sun.star.form.component.FixedText" xml:id="control2" form:id="control2" form:label="Somisetty" form:disabled="true" form:multi-line="true"/>
            <form:fixed-text form:name="Tanish Invoice Header" form:control-implementation="ooo:com.sun.star.form.component.FixedText" xml:id="control3" form:id="control3" form:label="Tanish Convention" form:disabled="true" form:multi-line="true"/>
            <form:fixed-text form:name="Tanish Invoice Header" form:control-implementation="ooo:com.sun.star.form.component.FixedText" xml:id="control4" form:id="control4" form:label="Ashok Nagar,Venkataraman Colony, Kurnool, Andhra Pradesh 518004, Contact : 08518-253354 / 55" form:disabled="true" form:multi-line="true"/>
            <form:text form:name="customerName" form:control-implementation="ooo:com.sun.star.form.component.TextField" xml:id="control5" form:id="control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abel Field 1" form:control-implementation="ooo:com.sun.star.form.component.FixedText" xml:id="control6" form:id="control6" form:label="GUEST NAME :-" form:for="control5"/>
            <form:fixed-text form:name="Label Field 1" form:control-implementation="ooo:com.sun.star.form.component.FixedText" xml:id="control7" form:id="control7" form:label="ORGANIZATION :-"/>
            <form:text form:name="organization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abel Field 1" form:control-implementation="ooo:com.sun.star.form.component.FixedText" xml:id="control9" form:id="control9" form:label="ADDRESS :-"/>
            <form:text form:name="addressLine1" form:control-implementation="ooo:com.sun.star.form.component.TextField" xml:id="control10" form:id="control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abel Field 1" form:control-implementation="ooo:com.sun.star.form.component.FixedText" xml:id="control11" form:id="control11" form:label="CELL NO :-"/>
            <form:text form:name="mobileNumber" form:control-implementation="ooo:com.sun.star.form.component.TextField" xml:id="control12" form:id="control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abel Field 1" form:control-implementation="ooo:com.sun.star.form.component.FixedText" xml:id="control13" form:id="control13" form:label="CHECK IN &amp; OUT DATE :-"/>
            <form:text form:name="checkInDate" form:control-implementation="ooo:com.sun.star.form.component.TextField" xml:id="control14" form:id="control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heckOutDate" form:control-implementation="ooo:com.sun.star.form.component.TextField" xml:id="control15" form:id="control1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abel Field 1" form:control-implementation="ooo:com.sun.star.form.component.FixedText" xml:id="control16" form:id="control16" form:label="ROOM NOS :-"/>
            <form:text form:name="roomNumbers" form:control-implementation="ooo:com.sun.star.form.component.TextField" xml:id="control17" form:id="control1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abel Field 1" form:control-implementation="ooo:com.sun.star.form.component.FixedText" xml:id="control18" form:id="control18" form:label="SPECIAL INSTRUCTIONS :-"/>
            <form:text form:name="specialInstructions" form:control-implementation="ooo:com.sun.star.form.component.TextField" xml:id="control19" form:id="control1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accomidationType" form:control-implementation="ooo:com.sun.star.form.component.TextField" xml:id="control20" form:id="control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accomidationPrice" form:control-implementation="ooo:com.sun.star.form.component.TextField" xml:id="control21" form:id="control2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customerDiscount" form:control-implementation="ooo:com.sun.star.form.component.TextField" xml:id="control22" form:id="control2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Gst" form:control-implementation="ooo:com.sun.star.form.component.TextField" xml:id="control23" form:id="control2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cGst" form:control-implementation="ooo:com.sun.star.form.component.TextField" xml:id="control24" form:id="control2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fixed-text form:name="Label Field 2" form:control-implementation="ooo:com.sun.star.form.component.FixedText" xml:id="control25" form:id="control25" form:label="FOR NIKITH REGENCY"/>
            <form:fixed-text form:name="Label Field 2" form:control-implementation="ooo:com.sun.star.form.component.FixedText" xml:id="control26" form:id="control26" form:label="GUEST SIGNATURE"/>
            <form:textarea form:name="totalAfterTaxPerRoom" form:control-implementation="ooo:com.sun.star.form.component.TextField" xml:id="control27" form:id="control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finalAmountAfterTax" form:control-implementation="ooo:com.sun.star.form.component.TextField" xml:id="control28" form:id="control2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amountAfterDiscount" form:control-implementation="ooo:com.sun.star.form.component.TextField" xml:id="control29" form:id="control2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fixed-text form:name="Label Field 3" form:control-implementation="ooo:com.sun.star.form.component.FixedText" xml:id="control30" form:id="control30" form:label="  1"/>
            <form:text form:name="noOfRooms" form:control-implementation="ooo:com.sun.star.form.component.TextField" xml:id="control31" form:id="control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draw:frame draw:style-name="gr1" draw:text-style-name="P1" draw:layer="layout" svg:width="3.8cm" svg:height="2.3cm" svg:x="6.3cm" svg:y="0.8cm">
          <draw:image xlink:href="Pictures/10000000000002EE000001A53BCACAD2.jpg" xlink:type="simple" xlink:show="embed" xlink:actuate="onLoad">
            <text:p/>
          </draw:image>
        </draw:frame>
        <draw:control draw:style-name="gr2" draw:text-style-name="P2" draw:layer="controls" svg:width="10.4cm" svg:height="1.2cm" svg:x="5.422cm" svg:y="3.4cm" draw:control="control1"/>
        <draw:control draw:style-name="gr3" draw:text-style-name="P3" draw:layer="controls" svg:width="5.7cm" svg:height="1.5cm" svg:x="0.422cm" svg:y="1.1cm" draw:control="control2"/>
        <draw:control draw:style-name="gr3" draw:text-style-name="P3" draw:layer="controls" svg:width="10.286cm" svg:height="1.4cm" svg:x="10.222cm" svg:y="1.1cm" draw:control="control3"/>
        <draw:control draw:style-name="gr2" draw:text-style-name="P4" draw:layer="controls" svg:width="19.978cm" svg:height="1cm" svg:x="0.422cm" svg:y="4.7cm" draw:control="control4"/>
        <draw:control draw:style-name="standard" draw:text-style-name="P5" draw:layer="controls" svg:width="15.578cm" svg:height="1.1cm" svg:x="4.622cm" svg:y="6.6cm" draw:control="control5"/>
        <draw:control draw:style-name="gr4" draw:text-style-name="P6" draw:layer="controls" svg:width="3.5cm" svg:height="0.9cm" svg:x="0.7cm" svg:y="6.7cm" draw:control="control6"/>
        <draw:control draw:style-name="gr4" draw:text-style-name="P6" draw:layer="controls" svg:width="3.622cm" svg:height="0.9cm" svg:x="0.7cm" svg:y="8.3cm" draw:control="control7"/>
        <draw:control draw:style-name="standard" draw:text-style-name="P5" draw:layer="controls" svg:width="15.578cm" svg:height="1.1cm" svg:x="4.622cm" svg:y="8.1cm" draw:control="control8"/>
        <draw:control draw:style-name="gr4" draw:text-style-name="P6" draw:layer="controls" svg:width="3.5cm" svg:height="0.8cm" svg:x="0.7cm" svg:y="9.6cm" draw:control="control9"/>
        <draw:control draw:style-name="standard" draw:text-style-name="P5" draw:layer="controls" svg:width="15.578cm" svg:height="1.1cm" svg:x="4.622cm" svg:y="9.4cm" draw:control="control10"/>
        <draw:control draw:style-name="gr4" draw:text-style-name="P6" draw:layer="controls" svg:width="3.5cm" svg:height="0.8cm" svg:x="0.7cm" svg:y="10.9cm" draw:control="control11"/>
        <draw:control draw:style-name="standard" draw:text-style-name="P5" draw:layer="controls" svg:width="15.578cm" svg:height="1.1cm" svg:x="4.622cm" svg:y="10.7cm" draw:control="control12"/>
        <draw:control draw:style-name="gr4" draw:text-style-name="P6" draw:layer="controls" svg:width="5.078cm" svg:height="1cm" svg:x="0.522cm" svg:y="12cm" draw:control="control13"/>
        <draw:control draw:style-name="standard" draw:text-style-name="P5" draw:layer="controls" svg:width="6.8cm" svg:height="1.1cm" svg:x="5.8cm" svg:y="11.9cm" draw:control="control14"/>
        <draw:control draw:style-name="standard" draw:text-style-name="P5" draw:layer="controls" svg:width="7.5cm" svg:height="1.1cm" svg:x="12.7cm" svg:y="11.9cm" draw:control="control15"/>
        <draw:control draw:style-name="gr4" draw:text-style-name="P6" draw:layer="controls" svg:width="2.922cm" svg:height="0.922cm" svg:x="0.622cm" svg:y="13.5cm" draw:control="control16"/>
        <draw:control draw:style-name="standard" draw:text-style-name="P5" draw:layer="controls" svg:width="11.2cm" svg:height="1.1cm" svg:x="4.722cm" svg:y="13.422cm" draw:control="control17"/>
        <draw:control draw:style-name="gr4" draw:text-style-name="P6" draw:layer="controls" svg:width="5.7cm" svg:height="0.8cm" svg:x="0.5cm" svg:y="14.8cm" draw:control="control18"/>
        <draw:control draw:style-name="standard" draw:text-style-name="P5" draw:layer="controls" svg:width="14.1cm" svg:height="1.1cm" svg:x="6.2cm" svg:y="14.6cm" draw:control="control19"/>
        <draw:frame draw:style-name="standard" draw:layer="layout" svg:width="19.604cm" svg:height="5.199cm" svg:x="0.6cm" svg:y="15.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1"/>
            <table:table-column table:style-name="co5"/>
            <table:table-column table:style-name="co6"/>
            <table:table-column table:style-name="co5"/>
            <table:table-column table:style-name="co7"/>
            <table:table-row table:style-name="ro1" table:default-cell-style-name="ce2">
              <table:table-cell table:style-name="ce1">
                <text:p><text:span text:style-name="T1">S.No</text:span></text:p>
              </table:table-cell>
              <table:table-cell>
                <text:p><text:span text:style-name="T1">Room Type</text:span></text:p>
              </table:table-cell>
              <table:table-cell>
                <text:p><text:span text:style-name="T1">Room Tariff</text:span></text:p>
              </table:table-cell>
              <table:table-cell>
                <text:p><text:span text:style-name="T1">Discount</text:span></text:p>
              </table:table-cell>
              <table:table-cell>
                <text:p><text:span text:style-name="T1">Amt</text:span></text:p>
              </table:table-cell>
              <table:table-cell table:style-name="ce3">
                <text:p><text:span text:style-name="T2">S GST (9%)</text:span></text:p>
              </table:table-cell>
              <table:table-cell table:style-name="ce4">
                <text:p><text:span text:style-name="T2">C GST (9%)</text:span></text:p>
              </table:table-cell>
              <table:table-cell>
                <text:p><text:span text:style-name="T1">Total With Tax</text:span></text:p>
              </table:table-cell>
              <table:table-cell>
                <text:p><text:span text:style-name="T1">No of rooms</text:span></text:p>
              </table:table-cell>
              <table:table-cell>
                <text:p><text:span text:style-name="T3">Final</text:span><text:span text:style-name="T1"> <text:s/></text:span><text:span text:style-name="T4">Total</text:span></text:p>
              </table:table-cell>
            </table:table-row>
            <table:table-row table:style-name="ro1" table:default-cell-style-name="ce7">
              <table:table-cell table:style-name="ce5"/>
              <table:table-cell table:style-name="ce6"/>
              <table:table-cell/>
              <table:table-cell/>
              <table:table-cell table:style-name="ce8"/>
              <table:table-cell/>
              <table:table-cell/>
              <table:table-cell table:style-name="ce9"/>
              <table:table-cell/>
              <table:table-cell table:style-name="ce8"/>
            </table:table-row>
          </table:table>
          <draw:image xlink:href="Pictures/TablePreview1.svm" xlink:type="simple" xlink:show="embed" xlink:actuate="onLoad"/>
        </draw:frame>
        <draw:control draw:style-name="standard" draw:text-style-name="P5" draw:layer="controls" svg:width="2cm" svg:height="2.4cm" svg:x="2.3cm" svg:y="18.5cm" draw:control="control20"/>
        <draw:control draw:style-name="standard" draw:text-style-name="P5" draw:layer="controls" svg:width="2cm" svg:height="2.4cm" svg:x="4.322cm" svg:y="18.5cm" draw:control="control21"/>
        <draw:control draw:style-name="standard" draw:text-style-name="P5" draw:layer="controls" svg:width="2.1cm" svg:height="2.4cm" svg:x="6.322cm" svg:y="18.5cm" draw:control="control22"/>
        <draw:control draw:style-name="standard" draw:text-style-name="P5" draw:layer="controls" svg:width="1.8cm" svg:height="2.4cm" svg:x="10.222cm" svg:y="18.5cm" draw:control="control23"/>
        <draw:control draw:style-name="standard" draw:text-style-name="P5" draw:layer="controls" svg:width="1.7cm" svg:height="2.4cm" svg:x="12.022cm" svg:y="18.5cm" draw:control="control24"/>
        <draw:control draw:style-name="gr4" draw:text-style-name="P7" draw:layer="controls" svg:width="8.5cm" svg:height="1.6cm" svg:x="0.7cm" svg:y="26.9cm" draw:control="control25"/>
        <draw:control draw:style-name="gr4" draw:text-style-name="P7" draw:layer="controls" svg:width="7.2cm" svg:height="1.6cm" svg:x="12.4cm" svg:y="26.9cm" draw:control="control26"/>
        <draw:control draw:style-name="standard" draw:text-style-name="P5" draw:layer="controls" svg:width="2.222cm" svg:height="2.4cm" svg:x="13.7cm" svg:y="18.5cm" draw:control="control27"/>
        <draw:control draw:style-name="standard" draw:text-style-name="P5" draw:layer="controls" svg:width="2.7cm" svg:height="2.422cm" svg:x="17.522cm" svg:y="18.5cm" draw:control="control28"/>
        <draw:control draw:style-name="standard" draw:text-style-name="P5" draw:layer="controls" svg:width="1.8cm" svg:height="2.4cm" svg:x="8.422cm" svg:y="18.5cm" draw:control="control29"/>
        <draw:control draw:style-name="gr5" draw:text-style-name="P5" draw:layer="controls" svg:width="1.7cm" svg:height="2.4cm" svg:x="0.622cm" svg:y="18.5cm" draw:control="control30"/>
        <draw:control draw:style-name="standard" draw:text-style-name="P5" draw:layer="controls" svg:width="1.7cm" svg:height="2.4cm" svg:x="15.822cm" svg:y="18.522cm" draw:control="control31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0.522cm" fo:margin-bottom="1cm" fo:margin-left="0.422cm" fo:margin-right="0.29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lyan Somisetty</meta:initial-creator>
    <meta:creation-date>2017-10-02T00:46:22</meta:creation-date>
    <dc:date>2017-10-04T01:20:37</dc:date>
    <dc:creator>Kalyan Somisetty</dc:creator>
    <meta:editing-duration>PT3H11S</meta:editing-duration>
    <meta:editing-cycles>57</meta:editing-cycles>
    <meta:generator>OpenOffice/4.1.3$Unix OpenOffice.org_project/413m1$Build-9783</meta:generator>
    <meta:document-statistic meta:object-count="33"/>
  </office:meta>
</office:document-meta>
</file>